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6">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8">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15" style:family="paragraph" style:parent-style-name="Standard">
      <style:paragraph-properties fo:text-align="start"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7" style:family="paragraph" style:parent-style-name="Standard" style:list-style-name="L5">
      <style:paragraph-properties fo:text-align="start"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19" style:family="paragraph" style:parent-style-name="Standard" style:list-style-name="L4">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list-style-name="L3">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list-style-name="L4">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style>
    <style:style style:name="T1" style:family="text">
      <style:text-properties fo:font-size="14pt" style:font-size-complex="14pt"/>
    </style:style>
    <style:style style:name="T2" style:family="text">
      <style:text-properties fo:font-size="14pt" fo:font-weight="bold" style:font-weight-asian="bold" style:font-size-complex="14pt" style:font-weight-complex="bold"/>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9" style:family="text">
      <style:text-properties fo:font-size="14pt" fo:font-style="italic" fo:font-weight="bold" style:font-size-asian="14pt" style:font-style-asian="italic" style:font-weight-asian="bold" style:font-size-complex="14pt"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ize-asian="14pt" style:font-style-asian="normal" style:font-style-complex="normal"/>
    </style:style>
    <style:style style:name="T14" style:family="text">
      <style:text-properties fo:font-style="normal" fo:font-weight="bold" style:font-size-asian="14pt"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size="16pt" fo:font-style="italic" fo:font-weight="bold" style:font-size-asian="14pt" style:font-style-asian="italic" style:font-weight-asian="bold" style:font-size-complex="16pt" style:font-style-complex="italic" style:font-weight-complex="bold"/>
    </style:style>
    <style:style style:name="T1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el utilisateur</text:p>
      <text:p text:style-name="P1"/>
      <text:p text:style-name="P3">Sensibilisation à la complexité et à la recherche opérationnel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p>
      <text:p text:style-name="P2">Introduction</text:p>
      <text:p text:style-name="P2"/>
      <text:p text:style-name="P4"><text:tab/><text:span text:style-name="T1">Bienvenue sur l'application sur la sensibilisation à la recherche opérationnelle.</text:span></text:p>
      <text:p text:style-name="P5"/>
      <text:p text:style-name="P4"><text:span text:style-name="T1"><text:tab/></text:span><text:span text:style-name="T2">Spécifications</text:span></text:p>
      <text:p text:style-name="P7"/>
      <text:p text:style-name="P4"><text:span text:style-name="T2"><text:tab/></text:span><text:span text:style-name="T1">Afin de pouvoir lancer l'application, les machines doivent être équipées d'un système d'exploitation quelconque (GNU/Linux, Windows, etc.), d'un interpréteur de code Python et de la bibliothèque Pygam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Table des matières</text:p>
      <text:p text:style-name="P2"/>
      <text:p text:style-name="P7">1 Accéder à l'application</text:p>
      <text:list xml:id="list919325782" text:style-name="L1">
        <text:list-item>
          <text:list>
            <text:list-item>
              <text:p text:style-name="P6"><text:s/>Sous Linux</text:p>
            </text:list-item>
            <text:list-item>
              <text:p text:style-name="P6"><text:s/>Sous Windows</text:p>
            </text:list-item>
            <text:list-item>
              <text:p text:style-name="P6"><text:s/>L'application</text:p>
            </text:list-item>
          </text:list>
        </text:list-item>
      </text:list>
      <text:p text:style-name="P5"/>
      <text:p text:style-name="P7">2 Présentation des différents jeux</text:p>
      <text:list xml:id="list809483816" text:style-name="L9">
        <text:list-item>
          <text:list>
            <text:list-item>
              <text:p text:style-name="P10"><text:span text:style-name="T10"><text:s/>Le voyageur de commerce</text:span></text:p>
            </text:list-item>
          </text:list>
        </text:list-item>
      </text:list>
      <text:list xml:id="list1494929892" text:style-name="L8">
        <text:list-item>
          <text:list>
            <text:list-item>
              <text:p text:style-name="P9"><text:span text:style-name="T10"><text:s/>Le plus court chemin</text:span></text:p>
            </text:list-item>
            <text:list-item>
              <text:p text:style-name="P9"><text:span text:style-name="T10"><text:s/>Le couplage</text:span></text:p>
            </text:list-item>
            <text:list-item>
              <text:p text:style-name="P9"><text:span text:style-name="T10"><text:s/>Le sac à dos</text:span></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1 Accéder à l'application</text:p>
      <text:p text:style-name="P16"/>
      <text:list xml:id="list264464594" text:style-name="L5">
        <text:list-item>
          <text:list>
            <text:list-item>
              <text:p text:style-name="P17">Sous Linux</text:p>
            </text:list-item>
          </text:list>
        </text:list-item>
      </text:list>
      <text:p text:style-name="P16"/>
      <text:p text:style-name="P16"><text:tab/><text:span text:style-name="T3">Afin de pouvoir lancer l'application, il faut tout d'abord ouvrir un terminal ou tout autre dispositif permettant d'interpréter du code Python. </text:span></text:p>
      <text:p text:style-name="P16"><text:span text:style-name="T3"/></text:p>
      <text:p text:style-name="P16"><text:span text:style-name="T3"><text:tab/></text:span><text:span text:style-name="T7">Ex : python iutbm.py</text:span></text:p>
      <text:p text:style-name="P16"><text:span text:style-name="T3"/></text:p>
      <text:p text:style-name="P18"><text:span text:style-name="T3">Insert capture1</text:span></text:p>
      <text:p text:style-name="P18"><text:span text:style-name="T4"/></text:p>
      <text:list xml:id="list1550159484" text:style-name="L4">
        <text:list-item>
          <text:list>
            <text:list-item>
              <text:p text:style-name="P19"><text:span text:style-name="T11">Sous Windows</text:span></text:p>
            </text:list-item>
          </text:list>
        </text:list-item>
      </text:list>
      <text:p text:style-name="P18"><text:span text:style-name="T11"/></text:p>
      <text:p text:style-name="P18"><text:span text:style-name="T11"><text:tab/></text:span><text:span text:style-name="T4">Lancer l'invite de commandes en cliquant sur « Démarrer » puis en recherchant « cmd » dans la barre de recherche.</text:span></text:p>
      <text:p text:style-name="P18"><text:span text:style-name="T4"/></text:p>
      <text:p text:style-name="P18"><text:span text:style-name="T4"><text:tab/>Il conviendra ensuite de spécifier le chemin de votre interpréteur Python préalablement installé afin de pouvoir lancer l'application.</text:span></text:p>
      <text:p text:style-name="P18"><text:span text:style-name="T4"/></text:p>
      <text:p text:style-name="P23"><text:span text:style-name="T16"><text:tab/></text:span><text:span text:style-name="T8">Ex : c:/python27/python iutbm.py</text:span></text:p>
      <text:p text:style-name="P23"><text:span text:style-name="T8"/></text:p>
      <text:p text:style-name="P23"><text:span text:style-name="T8">Insert capute2</text:span></text:p>
      <text:p text:style-name="P18"><text:span text:style-name="T4"/></text:p>
      <text:list xml:id="list1998920342" text:continue-numbering="true" text:style-name="L4">
        <text:list-item>
          <text:list>
            <text:list-item>
              <text:p text:style-name="P22"><text:span text:style-name="T11">L'application</text:span></text:p>
            </text:list-item>
          </text:list>
        </text:list-item>
      </text:list>
      <text:p text:style-name="P18"><text:span text:style-name="T4"/></text:p>
      <text:p text:style-name="P18"><text:span text:style-name="T4"><text:tab/>Une fois l'application lancée, vous aurez le choix entre plusieurs mini-jeux proposant chacun un problème lié à la recherche opérationnelle. Pour ce faire, il suffit de cliquer sur le bouton lié au jeu de votre choix.</text:span></text:p>
      <text:p text:style-name="P18"><text:span text:style-name="T4"/></text:p>
      <text:p text:style-name="P18"><text:span text:style-name="T4">Pour quitter l'application, il vous suffit de cliquer sur le bouton « Exit ».</text:span></text:p>
      <text:p text:style-name="P18"><text:span text:style-name="T4"/></text:p>
      <text:p text:style-name="P18"><text:span text:style-name="T4">Insert capture3</text:span></text:p>
      <text:p text:style-name="P18"><text:span text:style-name="T4"/></text:p>
      <text:p text:style-name="P15"><text:span text:style-name="T11">2 Présentation des différents jeux</text:span></text:p>
      <text:p text:style-name="P20"><text:span text:style-name="T11"/></text:p>
      <text:p text:style-name="P20"><text:span text:style-name="T11"><text:tab/></text:span><text:span text:style-name="T5">Après avoir sélectionné le jeu de votre choix, un écran décrivant le problème proposé apparaît. Pour accéder au jeu en question, il vous suffit de cliquer sur le bouton « Back ». Un clic gauche permet de sélectionner/intéragir avec un élément du jeu, tandis qu'un clic droit permet d'effacer la dernière action effectuée. Une fois dans le jeu en lui-même, il est possible de revenir à tout instant sur l'écran décrivant le problème en cliquant sur le bouton « Help ». Il est également possible d'afficher la solution en cliquant sur le bouton « Solution ». Enfin, en cliquant sur le bouton </text:span><text:soft-page-break/><text:span text:style-name="T5">« Back » vous serez redirigé vers l'écran principal où il vous sera possible de choisir un nouveau jeu.</text:span></text:p>
      <text:p text:style-name="P20"><text:span text:style-name="T5"/></text:p>
      <text:p text:style-name="P20"><text:span text:style-name="T5">Note : Tous les jeux proposés sont générés aléatoirement à chaque nouvelle partie.</text:span></text:p>
      <text:p text:style-name="P20"><text:span text:style-name="T5"/></text:p>
      <text:p text:style-name="P20"><text:span text:style-name="T5"/></text:p>
      <text:list xml:id="list1187546501" text:style-name="L3">
        <text:list-item>
          <text:list>
            <text:list-item>
              <text:p text:style-name="P21"><text:span text:style-name="T13">Le voyageur de commerce</text:span></text:p>
            </text:list-item>
          </text:list>
        </text:list-item>
      </text:list>
      <text:p text:style-name="P20"><text:span text:style-name="T13"/></text:p>
      <text:p text:style-name="P11"><text:span text:style-name="T11"><text:tab/>Le but du jeu consiste à trouver le chemin le plus court reliant toutes les pizzas.</text:span></text:p>
      <text:p text:style-name="P11"><text:span text:style-name="T11">Pour ce faire, il vous faut tout d'abord sélectionner une pizza. A cet instant, l'application calcule la distance idéale du trajet et s'affiche en bas de l'écran à coté de « Computed ». Sachant qu'une pizza ne peut être visitée qu'une seule fois et que les distances entre chaque pizza sont représentées à l'échelle, vous devez cliquer de pizza en pizza afin de créer votre propre parcours. La distance entre chaque pizza reliée s'affiche alors, et la distance actuelle de votre parcours se met à jour au fur et à mesure que vous progresser dans le jeu, et s'affiche en bas de l'écran à coté de « user ». <text:s/>Une fois votre parcours terminé, le programme se chargera de relier la première et la dernière pizza afin de créer une boucle et affichera la solution en surimpression de votre réalisation.</text:span></text:p>
      <text:p text:style-name="P11"><text:span text:style-name="T11"/></text:p>
      <text:list xml:id="list694354983" text:continue-numbering="true" text:style-name="L3">
        <text:list-item>
          <text:list>
            <text:list-item>
              <text:p text:style-name="P21"><text:span text:style-name="T13">Le plus court chemin</text:span></text:p>
            </text:list-item>
          </text:list>
        </text:list-item>
      </text:list>
      <text:p text:style-name="P11"><text:span text:style-name="T11"/></text:p>
      <text:p text:style-name="P11"><text:span text:style-name="T11"/></text:p>
      <text:p text:style-name="P20"><text:span text:style-name="T13"/></text:p>
      <text:p text:style-name="P20"><text:span text:style-name="T13"><text:tab/></text:span></text:p>
      <text:p text:style-name="P20"><text:span text:style-name="T5"><text:tab/></text:span></text:p>
      <text:p text:style-name="P18"><text:span text:style-name="T4"/></text:p>
      <text:p text:style-name="P18"><text:span text:style-name="T4"><text:tab/></text:span></text:p>
      <text:p text:style-name="P18"><text:span text:style-name="T4"/></text:p>
      <text:p text:style-name="P18"><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3-22T17:25:42</meta:creation-date>
    <dc:date>2012-03-22T19:05:09</dc:date>
    <dc:creator>Florian </dc:creator>
    <meta:editing-duration>PT01H30M45S</meta:editing-duration>
    <meta:editing-cycles>68</meta:editing-cycles>
    <meta:generator>OpenOffice.org/3.2$Linux OpenOffice.org_project/320m12$Build-9483</meta:generator>
    <meta:document-statistic meta:table-count="0" meta:image-count="0" meta:object-count="0" meta:page-count="5" meta:paragraph-count="41" meta:word-count="529" meta:character-count="3198"/>
  </office:meta>
</office:document-meta>
</file>